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73f8"/>
    </style:style>
    <style:style style:name="P2" style:family="paragraph" style:parent-style-name="Preformatted_20_Text">
      <style:text-properties fo:font-weight="bold" officeooo:paragraph-rsid="001873f8" style:font-weight-asian="bold" style:font-weight-complex="bold"/>
    </style:style>
    <style:style style:name="P3" style:family="paragraph" style:parent-style-name="Preformatted_20_Text">
      <style:text-properties fo:font-weight="normal" officeooo:paragraph-rsid="001873f8" style:font-weight-asian="normal" style:font-weight-complex="normal"/>
    </style:style>
    <style:style style:name="P4" style:family="paragraph" style:parent-style-name="Preformatted_20_Text">
      <style:text-properties officeooo:rsid="00103c85" officeooo:paragraph-rsid="001873f8"/>
    </style:style>
    <style:style style:name="P5" style:family="paragraph" style:parent-style-name="Preformatted_20_Text">
      <style:text-properties officeooo:rsid="001035fd" officeooo:paragraph-rsid="001873f8"/>
    </style:style>
    <style:style style:name="T1" style:family="text">
      <style:text-properties officeooo:rsid="00139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earch results for Fagus sinensis:</text:p>
      <text:p text:style-name="P1"/>
      <text:p text:style-name="P1"/>
      <text:p text:style-name="P1">Sequence View all 3 results.</text:p>
      <text:p text:style-name="P1">PQ451237UNVERIFIED: Fagus sinensis chloroplast, complete genome.</text:p>
      <text:p text:style-name="P1"/>
      <text:p text:style-name="P1">Sequence (Standard) View all 3 results.</text:p>
      <text:p text:style-name="P1">PQ451237UNVERIFIED: Fagus sinensis chloroplast, complete genome.</text:p>
      <text:p text:style-name="P1"/>
      <text:p text:style-name="P1">Taxon</text:p>
      <text:p text:style-name="P1">3141493Fagus sinensis</text:p>
      <text:p text:style-name="P1"/>
      <text:p text:style-name="P1"/>
      <text:p text:style-name="P1"/>
      <text:p text:style-name="P1"/>
      <text:p text:style-name="P2">Taxon: 3141493</text:p>
      <text:p text:style-name="P1"/>
      <text:p text:style-name="P1">Result</text:p>
      <text:p text:style-name="P1">Count</text:p>
      <text:p text:style-name="P1">Taxon descendants count</text:p>
      <text:p text:style-name="P1">Sequence</text:p>
      <text:p text:style-name="P1">1</text:p>
      <text:p text:style-name="P1">1</text:p>
      <text:p text:style-name="P1"/>
      <text:p text:style-name="P1"/>
      <text:p text:style-name="P1"/>
      <text:p text:style-name="P1"/>
      <text:p text:style-name="P1"/>
      <text:p text:style-name="P1"/>
      <text:p text:style-name="P2">Search results for Fagus chienii</text:p>
      <text:p text:style-name="P1"/>
      <text:p text:style-name="P1">Sequence</text:p>
      <text:p text:style-name="P1">PQ451239UNVERIFIED: Fagus chienii chloroplast, complete genome.</text:p>
      <text:p text:style-name="P1"/>
      <text:p text:style-name="P1">Sequence (Standard)</text:p>
      <text:p text:style-name="P1">PQ451239UNVERIFIED: Fagus chienii chloroplast, complete genome.</text:p>
      <text:p text:style-name="P1"/>
      <text:p text:style-name="P1">Taxon</text:p>
      <text:p text:style-name="P1">3141492Fagus chienii</text:p>
      <text:p text:style-name="P1"/>
      <text:p text:style-name="P1"/>
      <text:p text:style-name="P1"/>
      <text:p text:style-name="P1"/>
      <text:p text:style-name="P1"/>
      <text:p text:style-name="P2">Taxon: 3141492</text:p>
      <text:p text:style-name="P1"/>
      <text:p text:style-name="P1">Result<text:tab/>Count<text:tab/>Taxon descendants count</text:p>
      <text:p text:style-name="P1">Sequence<text:tab/>1<text:tab/>1</text:p>
      <text:p text:style-name="P1"/>
      <text:p text:style-name="P1"/>
      <text:p text:style-name="P1"/>
      <text:p text:style-name="P1"/>
      <text:p text:style-name="P1"/>
      <text:p text:style-name="P2">Search results for Fagus taurica</text:p>
      <text:p text:style-name="P1"/>
      <text:p text:style-name="P1">Sequence View all 18 results.</text:p>
      <text:p text:style-name="P1">OR936134Fagus taurica chloroplast, complete genome.</text:p>
      <text:p text:style-name="P1"/>
      <text:p text:style-name="P1">Sequence (Standard) View all 18 results.</text:p>
      <text:p text:style-name="P1">OR936134Fagus taurica chloroplast, complete genome.</text:p>
      <text:p text:style-name="P1"/>
      <text:p text:style-name="P1">Coding View all 88 results.</text:p>
      <text:p text:style-name="P1">WQH83406Fagus taurica cytochrome b6</text:p>
      <text:p text:style-name="P1"><text:soft-page-break/></text:p>
      <text:p text:style-name="P1">Coding (Standard) View all 88 results.</text:p>
      <text:p text:style-name="P1">WQH83406Fagus taurica cytochrome b6</text:p>
      <text:p text:style-name="P1"/>
      <text:p text:style-name="P1">Non-coding View all 56 results.</text:p>
      <text:p text:style-name="P1">OR936134.1:148657..148737:tRNAFagus taurica tRNA-Leu</text:p>
      <text:p text:style-name="P1"/>
      <text:p text:style-name="P1">Non-coding (CON) View all 56 results.</text:p>
      <text:p text:style-name="P1">OR936134.1:148657..148737:tRNAFagus taurica tRNA-Leu</text:p>
      <text:p text:style-name="P1"/>
      <text:p text:style-name="P1">Non-coding (Standard) View all 56 results.</text:p>
      <text:p text:style-name="P1">OR936134.1:148657..148737:tRNAFagus taurica tRNA-Leu</text:p>
      <text:p text:style-name="P1"/>
      <text:p text:style-name="P1">Non-coding (WGS) View all 56 results.</text:p>
      <text:p text:style-name="P1">OR936134.1:148657..148737:tRNAFagus taurica tRNA-Leu</text:p>
      <text:p text:style-name="P1"/>
      <text:p text:style-name="P1">Non-coding (TSA) View all 56 results.</text:p>
      <text:p text:style-name="P1">OR936134.1:148657..148737:tRNAFagus taurica tRNA-Leu</text:p>
      <text:p text:style-name="P1"/>
      <text:p text:style-name="P1">Non-coding (TLS) View all 56 results.</text:p>
      <text:p text:style-name="P1">OR936134.1:148657..148737:tRNAFagus taurica tRNA-Leu</text:p>
      <text:p text:style-name="P1"/>
      <text:p text:style-name="P3">Taxon</text:p>
      <text:p text:style-name="P1">212141Fagus taurica</text:p>
      <text:p text:style-name="P1"/>
      <text:p text:style-name="P1"/>
      <text:p text:style-name="P1"/>
      <text:p text:style-name="P2">Taxon: 212141</text:p>
      <text:p text:style-name="P1"/>
      <text:p text:style-name="P1">Result<text:tab/>Count<text:tab/>Taxon descendants count</text:p>
      <text:p text:style-name="P1">Sequence<text:tab/>18<text:tab/>18</text:p>
      <text:p text:style-name="P1"/>
      <text:p text:style-name="P1"/>
      <text:p text:style-name="P1"/>
      <text:p text:style-name="P1"/>
      <text:p text:style-name="P1"/>
      <text:p text:style-name="P2">Search results for Fagus orientalis</text:p>
      <text:p text:style-name="P1"/>
      <text:p text:style-name="P1"/>
      <text:p text:style-name="P1">Sequence View all 428 results.</text:p>
      <text:p text:style-name="P1">MT114335Fagus sylvatica subsp. orientalis maturase K gene, partial cds chloroplast.</text:p>
      <text:p text:style-name="P1"/>
      <text:p text:style-name="P1">Sequence (Standard) View all 428 results.</text:p>
      <text:p text:style-name="P1">MT114335Fagus sylvatica subsp. orientalis maturase K gene, partial cds chloroplast.</text:p>
      <text:p text:style-name="P1"/>
      <text:p text:style-name="P1">Coding View all 255 results.</text:p>
      <text:p text:style-name="P1">QNV50591Fagus orientalis partial PsbA</text:p>
      <text:p text:style-name="P1"/>
      <text:p text:style-name="P1">Coding (Standard) View all 255 results.</text:p>
      <text:p text:style-name="P1">QNV50591Fagus orientalis partial PsbA</text:p>
      <text:p text:style-name="P1"/>
      <text:p text:style-name="P1">Non-coding View all 225 results.</text:p>
      <text:p text:style-name="P1">AF456939.1:259..421:rRNAFagus sylvatica subsp. orientalis 5.8S ribosomal RNA</text:p>
      <text:p text:style-name="P1"/>
      <text:p text:style-name="P1">Non-coding (CON) View all 225 results.</text:p>
      <text:p text:style-name="P1">AF456939.1:259..421:rRNAFagus sylvatica subsp. orientalis 5.8S ribosomal RNA</text:p>
      <text:p text:style-name="P1"/>
      <text:p text:style-name="P1">Non-coding (Standard) View all 225 results.</text:p>
      <text:p text:style-name="P1">AF456939.1:259..421:rRNAFagus sylvatica subsp. orientalis 5.8S ribosomal RNA</text:p>
      <text:p text:style-name="P1"/>
      <text:p text:style-name="P1">Non-coding (WGS) View all 225 results.</text:p>
      <text:p text:style-name="P1">AF456939.1:259..421:rRNAFagus sylvatica subsp. orientalis 5.8S ribosomal RNA</text:p>
      <text:p text:style-name="P1"><text:soft-page-break/></text:p>
      <text:p text:style-name="P1">Non-coding (TSA) View all 225 results.</text:p>
      <text:p text:style-name="P1">AF456939.1:259..421:rRNAFagus sylvatica subsp. orientalis 5.8S ribosomal RNA</text:p>
      <text:p text:style-name="P1"/>
      <text:p text:style-name="P1">Non-coding (TLS) View all 225 results.</text:p>
      <text:p text:style-name="P1">AF456939.1:259..421:rRNAFagus sylvatica subsp. orientalis 5.8S ribosomal RNA</text:p>
      <text:p text:style-name="P1"/>
      <text:p text:style-name="P1">Experiment View all 175 results.</text:p>
      <text:p text:style-name="P1">SRX14719888Illumina NovaSeq 6000 paired end sequencing; Illumina NovaSeq 6000 sequencing: resequence of Fagus orientalis</text:p>
      <text:p text:style-name="P1"/>
      <text:p text:style-name="P1">Run View all 169 results.</text:p>
      <text:p text:style-name="P1">SRR29910115Illumina NovaSeq 6000 sequencing: WGS of Fagus orientalis</text:p>
      <text:p text:style-name="P1"/>
      <text:p text:style-name="P1">Study View all 2 results.</text:p>
      <text:p text:style-name="P1">SRP521271Fagus orientalis Raw sequence reads</text:p>
      <text:p text:style-name="P1"/>
      <text:p text:style-name="P1">Project View all 2 results.</text:p>
      <text:p text:style-name="P1">PRJNA1127824Fagus orientalis Raw sequence reads</text:p>
      <text:p text:style-name="P1"/>
      <text:p text:style-name="P1">Taxon</text:p>
      <text:p text:style-name="P1">196626Fagus orientalis</text:p>
      <text:p text:style-name="P1"/>
      <text:p text:style-name="P1">Sample View all 175 results.</text:p>
      <text:p text:style-name="P1">SAMN42022310Plant sample from Fagus orientalis</text:p>
      <text:p text:style-name="P1"/>
      <text:p text:style-name="P2">Taxon: 196626</text:p>
      <text:p text:style-name="P1"/>
      <text:p text:style-name="P1"/>
      <text:p text:style-name="P1">Result<text:tab/>Count<text:tab/>Taxon descendants count</text:p>
      <text:p text:style-name="P1">Experiment<text:tab/>175<text:tab/>175</text:p>
      <text:p text:style-name="P1">Sequence<text:tab/>279<text:tab/>279</text:p>
      <text:p text:style-name="P1">Run<text:tab/>175<text:tab/>175</text:p>
      <text:p text:style-name="P1">Sample<text:tab/>175<text:tab/>175</text:p>
      <text:p text:style-name="P1">Project<text:tab/>1<text:tab/>1</text:p>
      <text:p text:style-name="P1"/>
      <text:p text:style-name="P1"/>
      <text:p text:style-name="P1"/>
      <text:p text:style-name="P1"/>
      <text:p text:style-name="P2">Search results for Fagus longipetiolata</text:p>
      <text:p text:style-name="P1"/>
      <text:p text:style-name="P1"/>
      <text:p text:style-name="P1">Sequence View all 3,602 results.</text:p>
      <text:p text:style-name="P1">ON991495Fagus longipetiolata chloroplast, complete genome.</text:p>
      <text:p text:style-name="P1"/>
      <text:p text:style-name="P1">Sequence (Standard) View all 3,602 results.</text:p>
      <text:p text:style-name="P1">ON991495Fagus longipetiolata chloroplast, complete genome.</text:p>
      <text:p text:style-name="P1"/>
      <text:p text:style-name="P1">Coding View all 622 results.</text:p>
      <text:p text:style-name="P1">MDT6253632Fagus longipetiolata partial maturase K</text:p>
      <text:p text:style-name="P1"/>
      <text:p text:style-name="P1">Coding (Standard) View all 618 results.</text:p>
      <text:p text:style-name="P1">WPW48953Fagus longipetiolata cytochrome b6</text:p>
      <text:p text:style-name="P1"/>
      <text:p text:style-name="P1">Coding (TLS) View all 4 results.</text:p>
      <text:p text:style-name="P1">MDT6253632Fagus longipetiolata partial maturase K</text:p>
      <text:p text:style-name="P1"/>
      <text:p text:style-name="P1">Non-coding View all 149 results.</text:p>
      <text:p text:style-name="P1">OR826427.1:133819..133890:tRNAFagus longipetiolata tRNA-Asn</text:p>
      <text:p text:style-name="P1"/>
      <text:p text:style-name="P1">Non-coding (CON) View all 149 results.</text:p>
      <text:p text:style-name="P1">OR826427.1:133819..133890:tRNAFagus longipetiolata tRNA-Asn</text:p>
      <text:p text:style-name="P1"/>
      <text:p text:style-name="P1">Non-coding (Standard) View all 149 results.</text:p>
      <text:p text:style-name="P1"><text:soft-page-break/>OR826427.1:133819..133890:tRNAFagus longipetiolata tRNA-Asn</text:p>
      <text:p text:style-name="P1"/>
      <text:p text:style-name="P1">Non-coding (WGS) View all 149 results.</text:p>
      <text:p text:style-name="P1">OR826427.1:133819..133890:tRNAFagus longipetiolata tRNA-Asn</text:p>
      <text:p text:style-name="P1"/>
      <text:p text:style-name="P1">Non-coding (TSA) View all 149 results.</text:p>
      <text:p text:style-name="P1">OR826427.1:133819..133890:tRNAFagus longipetiolata tRNA-Asn</text:p>
      <text:p text:style-name="P1"/>
      <text:p text:style-name="P1">Non-coding (TLS) View all 149 results.</text:p>
      <text:p text:style-name="P1">OR826427.1:133819..133890:tRNAFagus longipetiolata tRNA-Asn</text:p>
      <text:p text:style-name="P1"/>
      <text:p text:style-name="P1">Experiment View all 27 results.</text:p>
      <text:p text:style-name="P1">SRX13508090Illumina NovaSeq 6000 paired end sequencing; Illumina NovaSeq 6000 sequencing: complete chloroplast genome of Fagus longipetiolata</text:p>
      <text:p text:style-name="P1"/>
      <text:p text:style-name="P1">Run</text:p>
      <text:p text:style-name="P1">SRR17332532Illumina NovaSeq 6000 sequencing: complete chloroplast genome of Fagus longipetiolata</text:p>
      <text:p text:style-name="P1"/>
      <text:p text:style-name="P1">Study</text:p>
      <text:p text:style-name="P1">SRP352488Complete chloroplast genome of Fagus longipetiolata</text:p>
      <text:p text:style-name="P1"/>
      <text:p text:style-name="P1">Project</text:p>
      <text:p text:style-name="P1">PRJNA792394Complete chloroplast genome of Fagus longipetiolata</text:p>
      <text:p text:style-name="P1"/>
      <text:p text:style-name="P1">Taxon</text:p>
      <text:p text:style-name="P1">167764Fagus longipetiolata</text:p>
      <text:p text:style-name="P1"/>
      <text:p text:style-name="P1">Sample View all 27 results.</text:p>
      <text:p text:style-name="P1">SAMN27280133Plant sample from Fagus longipetiolata</text:p>
      <text:p text:style-name="P1"/>
      <text:p text:style-name="P1"/>
      <text:p text:style-name="P2">Taxon: 167764</text:p>
      <text:p text:style-name="P1"/>
      <text:p text:style-name="P1">Result<text:tab/>Count<text:tab/>Taxon descendants count</text:p>
      <text:p text:style-name="P1">Experiment<text:tab/>27<text:tab/>27</text:p>
      <text:p text:style-name="P1">Sequence<text:tab/>3598<text:tab/>3598</text:p>
      <text:p text:style-name="P1">Run<text:tab/>27<text:tab/>27</text:p>
      <text:p text:style-name="P1">Sample<text:tab/>27<text:tab/>27</text:p>
      <text:p text:style-name="P1"/>
      <text:p text:style-name="P1"/>
      <text:p text:style-name="P2">Search results for Fagus longipetiolata</text:p>
      <text:p text:style-name="P1"/>
      <text:p text:style-name="P1">Sequence View all 3,602 results.</text:p>
      <text:p text:style-name="P1">ON991495Fagus longipetiolata chloroplast, complete genome.</text:p>
      <text:p text:style-name="P1"/>
      <text:p text:style-name="P1">Sequence (Standard) View all 3,602 results.</text:p>
      <text:p text:style-name="P1">ON991495Fagus longipetiolata chloroplast, complete genome.</text:p>
      <text:p text:style-name="P1"/>
      <text:p text:style-name="P1">Coding View all 622 results.</text:p>
      <text:p text:style-name="P1">MDT6253632Fagus longipetiolata partial maturase K</text:p>
      <text:p text:style-name="P1"/>
      <text:p text:style-name="P1">Coding (Standard) View all 618 results.</text:p>
      <text:p text:style-name="P1">WPW48953Fagus longipetiolata cytochrome b6</text:p>
      <text:p text:style-name="P1"/>
      <text:p text:style-name="P1">Coding (TLS) View all 4 results.</text:p>
      <text:p text:style-name="P1">MDT6253632Fagus longipetiolata partial maturase K</text:p>
      <text:p text:style-name="P1"/>
      <text:p text:style-name="P1">Non-coding View all 149 results.</text:p>
      <text:p text:style-name="P1">OR826427.1:133819..133890:tRNAFagus longipetiolata tRNA-Asn</text:p>
      <text:p text:style-name="P1"/>
      <text:p text:style-name="P1">Non-coding (CON) View all 149 results.</text:p>
      <text:p text:style-name="P1">OR826427.1:133819..133890:tRNAFagus longipetiolata tRNA-Asn</text:p>
      <text:p text:style-name="P1"/>
      <text:p text:style-name="P1"><text:soft-page-break/>Non-coding (Standard) View all 149 results.</text:p>
      <text:p text:style-name="P1">OR826427.1:133819..133890:tRNAFagus longipetiolata tRNA-Asn</text:p>
      <text:p text:style-name="P1"/>
      <text:p text:style-name="P1">Non-coding (WGS) View all 149 results.</text:p>
      <text:p text:style-name="P1">OR826427.1:133819..133890:tRNAFagus longipetiolata tRNA-Asn</text:p>
      <text:p text:style-name="P1"/>
      <text:p text:style-name="P1">Non-coding (TSA) View all 149 results.</text:p>
      <text:p text:style-name="P1">OR826427.1:133819..133890:tRNAFagus longipetiolata tRNA-Asn</text:p>
      <text:p text:style-name="P1"/>
      <text:p text:style-name="P1">Non-coding (TLS) View all 149 results.</text:p>
      <text:p text:style-name="P1">OR826427.1:133819..133890:tRNAFagus longipetiolata tRNA-Asn</text:p>
      <text:p text:style-name="P1"/>
      <text:p text:style-name="P1">Experiment View all 27 results.</text:p>
      <text:p text:style-name="P1">SRX13508090Illumina NovaSeq 6000 paired end sequencing; Illumina NovaSeq 6000 sequencing: complete chloroplast genome of Fagus longipetiolata</text:p>
      <text:p text:style-name="P1"/>
      <text:p text:style-name="P1">Run</text:p>
      <text:p text:style-name="P1">SRR17332532Illumina NovaSeq 6000 sequencing: complete chloroplast genome of Fagus longipetiolata</text:p>
      <text:p text:style-name="P1"/>
      <text:p text:style-name="P1">Study</text:p>
      <text:p text:style-name="P1">SRP352488Complete chloroplast genome of Fagus longipetiolata</text:p>
      <text:p text:style-name="P1"/>
      <text:p text:style-name="P1">Project</text:p>
      <text:p text:style-name="P1">PRJNA792394Complete chloroplast genome of Fagus longipetiolata</text:p>
      <text:p text:style-name="P1"/>
      <text:p text:style-name="P1">Taxon</text:p>
      <text:p text:style-name="P1">167764Fagus longipetiolata</text:p>
      <text:p text:style-name="P1"/>
      <text:p text:style-name="P1">Sample View all 27 results.</text:p>
      <text:p text:style-name="P1">SAMN27280133Plant sample from Fagus longipetiolata</text:p>
      <text:p text:style-name="P1"/>
      <text:p text:style-name="P1"/>
      <text:p text:style-name="P1"/>
      <text:p text:style-name="P1"/>
      <text:p text:style-name="P2">Taxon: 167764</text:p>
      <text:p text:style-name="P1"/>
      <text:p text:style-name="P1"/>
      <text:p text:style-name="P1">Result<text:tab/>Count<text:tab/>Taxon descendants count</text:p>
      <text:p text:style-name="P1">Experiment<text:tab/>27<text:tab/>27</text:p>
      <text:p text:style-name="P1">Sequence<text:tab/>3598<text:tab/>3598</text:p>
      <text:p text:style-name="P1">Run<text:tab/>27<text:tab/>27</text:p>
      <text:p text:style-name="P1">Sample<text:tab/>27<text:tab/>27</text:p>
      <text:p text:style-name="P1"/>
      <text:p text:style-name="P1"/>
      <text:p text:style-name="P1"/>
      <text:p text:style-name="P1"/>
      <text:p text:style-name="P1"/>
      <text:p text:style-name="P2">Search results for Fagus lucida</text:p>
      <text:p text:style-name="P1"/>
      <text:p text:style-name="P1"/>
      <text:p text:style-name="P1"/>
      <text:p text:style-name="P1">Sequence View all 3,625 results.</text:p>
      <text:p text:style-name="P1">MZ463069Fagus lucida chloroplast, complete genome.</text:p>
      <text:p text:style-name="P1"/>
      <text:p text:style-name="P1">Sequence (Standard) View all 3,625 results.</text:p>
      <text:p text:style-name="P1">MZ463069Fagus lucida chloroplast, complete genome.</text:p>
      <text:p text:style-name="P1"/>
      <text:p text:style-name="P1">Coding View all 579 results.</text:p>
      <text:p text:style-name="P1">MDT6252749Fagus lucida partial maturase K</text:p>
      <text:p text:style-name="P1"/>
      <text:p text:style-name="P1">Coding (Standard) View all 577 results.</text:p>
      <text:p text:style-name="P1">WPW49018Fagus lucida cytochrome f</text:p>
      <text:p text:style-name="P1"/>
      <text:p text:style-name="P1"><text:soft-page-break/>Coding (TLS) View all 2 results.</text:p>
      <text:p text:style-name="P1">MDT6252749Fagus lucida partial maturase K</text:p>
      <text:p text:style-name="P1"/>
      <text:p text:style-name="P1">Non-coding View all 129 results.</text:p>
      <text:p text:style-name="P1">OR826428.1:54231..54925:tRNAFagus lucida tRNA-Val</text:p>
      <text:p text:style-name="P1"/>
      <text:p text:style-name="P1">Non-coding (CON) View all 129 results.</text:p>
      <text:p text:style-name="P1">OR826428.1:54231..54925:tRNAFagus lucida tRNA-Val</text:p>
      <text:p text:style-name="P1"/>
      <text:p text:style-name="P1">Non-coding (Standard) View all 129 results.</text:p>
      <text:p text:style-name="P1">OR826428.1:54231..54925:tRNAFagus lucida tRNA-Val</text:p>
      <text:p text:style-name="P1"/>
      <text:p text:style-name="P1">Non-coding (WGS) View all 129 results.</text:p>
      <text:p text:style-name="P1">OR826428.1:54231..54925:tRNAFagus lucida tRNA-Val</text:p>
      <text:p text:style-name="P1"/>
      <text:p text:style-name="P1">Non-coding (TSA) View all 129 results.</text:p>
      <text:p text:style-name="P1">OR826428.1:54231..54925:tRNAFagus lucida tRNA-Val</text:p>
      <text:p text:style-name="P1"/>
      <text:p text:style-name="P1">Non-coding (TLS) View all 129 results.</text:p>
      <text:p text:style-name="P1">OR826428.1:54231..54925:tRNAFagus lucida tRNA-Val</text:p>
      <text:p text:style-name="P1"/>
      <text:p text:style-name="P1">Experiment View all 24 results.</text:p>
      <text:p text:style-name="P1">SRX14719931Illumina NovaSeq 6000 paired end sequencing; Illumina NovaSeq 6000 sequencing: resequence of Fagus lucida</text:p>
      <text:p text:style-name="P1"/>
      <text:p text:style-name="P1">Run View all 21 results.</text:p>
      <text:p text:style-name="P1">SRR18591229Illumina NovaSeq 6000 sequencing: resequence of Fagus lucida</text:p>
      <text:p text:style-name="P1"/>
      <text:p text:style-name="P1">Study</text:p>
      <text:p text:style-name="P1">SRP326947The complete chloroplast genome sequence of Fagus lucida</text:p>
      <text:p text:style-name="P1"/>
      <text:p text:style-name="P1">Project</text:p>
      <text:p text:style-name="P1">PRJNA743792The complete chloroplast genome sequence of Fagus lucida</text:p>
      <text:p text:style-name="P1"/>
      <text:p text:style-name="P1">Taxon</text:p>
      <text:p text:style-name="P1">167762Fagus lucida</text:p>
      <text:p text:style-name="P1"/>
      <text:p text:style-name="P1">Sample View all 24 results.</text:p>
      <text:p text:style-name="P1">SAMN27280160Plant sample from Fagus lucida</text:p>
      <text:p text:style-name="P1"/>
      <text:p text:style-name="P1"/>
      <text:p text:style-name="P1"/>
      <text:p text:style-name="P2">Taxon: 167762</text:p>
      <text:p text:style-name="P1"/>
      <text:p text:style-name="P1">Result<text:tab/>Count<text:tab/>Taxon descendants count</text:p>
      <text:p text:style-name="P1">Experiment<text:tab/>24<text:tab/>24</text:p>
      <text:p text:style-name="P1">Sequence<text:tab/>3622<text:tab/>3622</text:p>
      <text:p text:style-name="P1">Run<text:tab/>24<text:tab/>24</text:p>
      <text:p text:style-name="P1">Sample<text:tab/>24<text:tab/>24</text:p>
      <text:p text:style-name="P1"/>
      <text:p text:style-name="P1"/>
      <text:p text:style-name="P1"/>
      <text:p text:style-name="P1"/>
      <text:p text:style-name="P1"/>
      <text:p text:style-name="P2">Search results for Fagus engleriana</text:p>
      <text:p text:style-name="P1"/>
      <text:p text:style-name="P1"/>
      <text:p text:style-name="P1"/>
      <text:p text:style-name="P1"/>
      <text:p text:style-name="P1">Sequence View all 377 results.</text:p>
      <text:p text:style-name="P1">KX852398Fagus engleriana chloroplast, complete genome.</text:p>
      <text:p text:style-name="P1"/>
      <text:p text:style-name="P1">Sequence (Standard) View all 377 results.</text:p>
      <text:p text:style-name="P1">KX852398Fagus engleriana chloroplast, complete genome.</text:p>
      <text:p text:style-name="P1"><text:soft-page-break/></text:p>
      <text:p text:style-name="P1">Coding View all 356 results.</text:p>
      <text:p text:style-name="P1">QNU39886Fagus engleriana Ycf1</text:p>
      <text:p text:style-name="P1"/>
      <text:p text:style-name="P1">Coding (Standard) View all 356 results.</text:p>
      <text:p text:style-name="P1">QNU39886Fagus engleriana Ycf1</text:p>
      <text:p text:style-name="P1"/>
      <text:p text:style-name="P1">Non-coding View all 208 results.</text:p>
      <text:p text:style-name="P1">OR826426.1:31993..32066:tRNAFagus engleriana tRNA-Asp</text:p>
      <text:p text:style-name="P1"/>
      <text:p text:style-name="P1">Non-coding (CON) View all 208 results.</text:p>
      <text:p text:style-name="P1">OR826426.1:31993..32066:tRNAFagus engleriana tRNA-Asp</text:p>
      <text:p text:style-name="P1"/>
      <text:p text:style-name="P1">Non-coding (Standard) View all 208 results.</text:p>
      <text:p text:style-name="P1">OR826426.1:31993..32066:tRNAFagus engleriana tRNA-Asp</text:p>
      <text:p text:style-name="P1"/>
      <text:p text:style-name="P1">Non-coding (WGS) View all 208 results.</text:p>
      <text:p text:style-name="P1">OR826426.1:31993..32066:tRNAFagus engleriana tRNA-Asp</text:p>
      <text:p text:style-name="P1"/>
      <text:p text:style-name="P1">Non-coding (TSA) View all 208 results.</text:p>
      <text:p text:style-name="P1">OR826426.1:31993..32066:tRNAFagus engleriana tRNA-Asp</text:p>
      <text:p text:style-name="P1"/>
      <text:p text:style-name="P1">Non-coding (TLS) View all 208 results.</text:p>
      <text:p text:style-name="P1">OR826426.1:31993..32066:tRNAFagus engleriana tRNA-Asp</text:p>
      <text:p text:style-name="P1"/>
      <text:p text:style-name="P1">Experiment View all 6 results.</text:p>
      <text:p text:style-name="P1">SRX14719910Illumina NovaSeq 6000 paired end sequencing; Illumina NovaSeq 6000 sequencing: resequence of Fagus engleriana</text:p>
      <text:p text:style-name="P1"/>
      <text:p text:style-name="P1">Run View all 6 results.</text:p>
      <text:p text:style-name="P1">SRR18591180Illumina NovaSeq 6000 sequencing: resequence of Fagus engleriana</text:p>
      <text:p text:style-name="P1"/>
      <text:p text:style-name="P1">Taxon</text:p>
      <text:p text:style-name="P1">167760Fagus engleriana</text:p>
      <text:p text:style-name="P1"/>
      <text:p text:style-name="P1">Sample View all 6 results.</text:p>
      <text:p text:style-name="P1">SAMN27280115Plant sample from Fagus engleriana</text:p>
      <text:p text:style-name="P1"/>
      <text:p text:style-name="P1"/>
      <text:p text:style-name="P1"/>
      <text:p text:style-name="P2">Taxon: 167760</text:p>
      <text:p text:style-name="P1"/>
      <text:p text:style-name="P1">Result<text:tab/>Count<text:tab/>Taxon descendants count</text:p>
      <text:p text:style-name="P1">Experiment<text:tab/>6<text:tab/>6</text:p>
      <text:p text:style-name="P1">Sequence<text:tab/>376<text:tab/>376</text:p>
      <text:p text:style-name="P1">Run<text:tab/>6<text:tab/>6</text:p>
      <text:p text:style-name="P1">Sample<text:tab/>6<text:tab/>6</text:p>
      <text:p text:style-name="P1"/>
      <text:p text:style-name="P1"/>
      <text:p text:style-name="P1"/>
      <text:p text:style-name="P1"/>
      <text:p text:style-name="P2">Search results for Fagus hayatae</text:p>
      <text:p text:style-name="P1"/>
      <text:p text:style-name="P1"/>
      <text:p text:style-name="P1"/>
      <text:p text:style-name="P1">Sequence View all 404 results.</text:p>
      <text:p text:style-name="P1">OR901331Fagus hayatae chloroplast, complete genome.</text:p>
      <text:p text:style-name="P1"/>
      <text:p text:style-name="P1">Sequence (Standard) View all 404 results.</text:p>
      <text:p text:style-name="P1">OR901331Fagus hayatae chloroplast, complete genome.</text:p>
      <text:p text:style-name="P1"/>
      <text:p text:style-name="P1">Genome assembly contig set</text:p>
      <text:p text:style-name="P1">JBHIZL010000000project.</text:p>
      <text:p text:style-name="P1"/>
      <text:p text:style-name="P1"><text:soft-page-break/>Coding View all 327 results.</text:p>
      <text:p text:style-name="P1">BAB84005Fagus hayatae maturase</text:p>
      <text:p text:style-name="P1"/>
      <text:p text:style-name="P1">Coding (Standard) View all 327 results.</text:p>
      <text:p text:style-name="P1">BAB84005Fagus hayatae maturase</text:p>
      <text:p text:style-name="P1"/>
      <text:p text:style-name="P1">Non-coding View all 176 results.</text:p>
      <text:p text:style-name="P1">OR901330.1:89717..89790:tRNAFagus hayatae tRNA-Ile</text:p>
      <text:p text:style-name="P1"/>
      <text:p text:style-name="P1">Non-coding (CON) View all 176 results.</text:p>
      <text:p text:style-name="P1">OR901330.1:89717..89790:tRNAFagus hayatae tRNA-Ile</text:p>
      <text:p text:style-name="P1"/>
      <text:p text:style-name="P1">Non-coding (Standard) View all 176 results.</text:p>
      <text:p text:style-name="P1">OR901330.1:89717..89790:tRNAFagus hayatae tRNA-Ile</text:p>
      <text:p text:style-name="P1"/>
      <text:p text:style-name="P1">Non-coding (WGS) View all 176 results.</text:p>
      <text:p text:style-name="P1">OR901330.1:89717..89790:tRNAFagus hayatae tRNA-Ile</text:p>
      <text:p text:style-name="P1"/>
      <text:p text:style-name="P1">Non-coding (TSA) View all 176 results.</text:p>
      <text:p text:style-name="P1">OR901330.1:89717..89790:tRNAFagus hayatae tRNA-Ile</text:p>
      <text:p text:style-name="P1"/>
      <text:p text:style-name="P1">Non-coding (TLS) View all 176 results.</text:p>
      <text:p text:style-name="P1">OR901330.1:89717..89790:tRNAFagus hayatae tRNA-Ile</text:p>
      <text:p text:style-name="P1"/>
      <text:p text:style-name="P1">Experiment View all 31 results.</text:p>
      <text:p text:style-name="P1">SRX14719865Illumina NovaSeq 6000 paired end sequencing; Illumina NovaSeq 6000 sequencing: resequence of Fagus hayatae</text:p>
      <text:p text:style-name="P1"/>
      <text:p text:style-name="P1">Run View all 5 results.</text:p>
      <text:p text:style-name="P1">SRR18591246Illumina NovaSeq 6000 sequencing: resequence of Fagus hayatae</text:p>
      <text:p text:style-name="P1"/>
      <text:p text:style-name="P1">Study View all 2 results.</text:p>
      <text:p text:style-name="P1">SRP312812The complete chloroplast genome sequence of Fagus hayatae</text:p>
      <text:p text:style-name="P1"/>
      <text:p text:style-name="P1">Project View all 2 results.</text:p>
      <text:p text:style-name="P1">PRJNA776148Fagus hayatae var. zhejiangensis</text:p>
      <text:p text:style-name="P1"/>
      <text:p text:style-name="P2">Taxon View all 3 results.</text:p>
      <text:p text:style-name="P1">133895Fagus hayatae</text:p>
      <text:p text:style-name="P1"/>
      <text:p text:style-name="P1">Sample View all 30 results.</text:p>
      <text:p text:style-name="P1">SAMN27280182Plant sample from Fagus hayatae</text:p>
      <text:p text:style-name="P1"/>
      <text:p text:style-name="P1"/>
      <text:p text:style-name="P1"/>
      <text:p text:style-name="P1">Accession</text:p>
      <text:p text:style-name="P1">Description/Title</text:p>
      <text:p text:style-name="P1">133895</text:p>
      <text:p text:style-name="P1">Fagus hayatae</text:p>
      <text:p text:style-name="P1">224754</text:p>
      <text:p text:style-name="P1">Fagus hayatae subsp. pashanica</text:p>
      <text:p text:style-name="P1">2893428</text:p>
      <text:p text:style-name="P1">Fagus hayatae var. zhejiangensis</text:p>
      <text:p text:style-name="P1"/>
      <text:p text:style-name="P1"/>
      <text:p text:style-name="P2">133895 Fagus hayatae [species]</text:p>
      <text:p text:style-name="P1">Experiment<text:tab/>30<text:tab/>31</text:p>
      <text:p text:style-name="P1">Sequence<text:tab/>380<text:tab/>397</text:p>
      <text:p text:style-name="P1">Run<text:tab/>30<text:tab/>31</text:p>
      <text:p text:style-name="P1">Sample<text:tab/>29<text:tab/>30</text:p>
      <text:p text:style-name="P1"/>
      <text:p text:style-name="P4">15</text:p>
      <text:p text:style-name="P2">224754 Fagus hayatae subsp. pashanica [subspecies]</text:p>
      <text:p text:style-name="P1">Result<text:tab/>Count<text:tab/>Taxon descendants count</text:p>
      <text:p text:style-name="P1"><text:soft-page-break/>Sequence<text:tab/>15<text:tab/>15</text:p>
      <text:p text:style-name="P1"/>
      <text:p text:style-name="P1"/>
      <text:p text:style-name="P2">2893428 Fagus hayatae var. zhejiangensis [varietas]</text:p>
      <text:p text:style-name="P1">Result<text:tab/>Count<text:tab/>Taxon descendants count</text:p>
      <text:p text:style-name="P1">Experiment<text:tab/>1<text:tab/>1</text:p>
      <text:p text:style-name="P1">Sequence<text:tab/>2<text:tab/>2</text:p>
      <text:p text:style-name="P1">Run<text:tab/>1<text:tab/>1</text:p>
      <text:p text:style-name="P1">Sample<text:tab/>1<text:tab/>1</text:p>
      <text:p text:style-name="P1"/>
      <text:p text:style-name="P1"/>
      <text:p text:style-name="P2">Search results for Fagus japonica</text:p>
      <text:p text:style-name="P1"/>
      <text:p text:style-name="P1">Sequence View all 489 results.</text:p>
      <text:p text:style-name="P1">MT728498UNVERIFIED: Fagus japonica isolate 419_2 sequence.</text:p>
      <text:p text:style-name="P1"/>
      <text:p text:style-name="P1">Sequence (Standard) View all 489 results.</text:p>
      <text:p text:style-name="P1">MT728498UNVERIFIED: Fagus japonica isolate 419_2 sequence.</text:p>
      <text:p text:style-name="P1"/>
      <text:p text:style-name="P1">Coding View all 2,201 results.</text:p>
      <text:p text:style-name="P1">QNU40081Fagus japonica CcsA</text:p>
      <text:p text:style-name="P1"/>
      <text:p text:style-name="P1">Coding (Standard) View all 2,201 results.</text:p>
      <text:p text:style-name="P1">QNU40081Fagus japonica CcsA</text:p>
      <text:p text:style-name="P1"/>
      <text:p text:style-name="P1">Non-coding View all 1,129 results.</text:p>
      <text:p text:style-name="P1">OR972973.1:38142..38234:tRNAFagus japonica tRNA-Ser</text:p>
      <text:p text:style-name="P1"/>
      <text:p text:style-name="P1">Non-coding (CON) View all 1,129 results.</text:p>
      <text:p text:style-name="P1">OR972973.1:38142..38234:tRNAFagus japonica tRNA-Ser</text:p>
      <text:p text:style-name="P1"/>
      <text:p text:style-name="P1">Non-coding (Standard) View all 1,129 results.</text:p>
      <text:p text:style-name="P1">OR972973.1:38142..38234:tRNAFagus japonica tRNA-Ser</text:p>
      <text:p text:style-name="P1"/>
      <text:p text:style-name="P1">Non-coding (WGS) View all 1,129 results.</text:p>
      <text:p text:style-name="P1">OR972973.1:38142..38234:tRNAFagus japonica tRNA-Ser</text:p>
      <text:p text:style-name="P1"/>
      <text:p text:style-name="P1">Non-coding (TSA) View all 1,129 results.</text:p>
      <text:p text:style-name="P1">OR972973.1:38142..38234:tRNAFagus japonica tRNA-Ser</text:p>
      <text:p text:style-name="P1"/>
      <text:p text:style-name="P1">Non-coding (TLS) View all 1,129 results.</text:p>
      <text:p text:style-name="P1">OR972973.1:38142..38234:tRNAFagus japonica tRNA-Ser</text:p>
      <text:p text:style-name="P1"/>
      <text:p text:style-name="P1">Experiment View all 7 results.</text:p>
      <text:p text:style-name="P1">SRX14719868Illumina NovaSeq 6000 paired end sequencing; Illumina NovaSeq 6000 sequencing: resequence of Fagus japonica</text:p>
      <text:p text:style-name="P1"/>
      <text:p text:style-name="P1">Run View all 6 results.</text:p>
      <text:p text:style-name="P1">SRR18591242Illumina NovaSeq 6000 sequencing: resequence of Fagus japonica</text:p>
      <text:p text:style-name="P1"/>
      <text:p text:style-name="P1">Study</text:p>
      <text:p text:style-name="P1">SRP294469High Throughput Sequencing of the 5S-IGS rDNA in Fagus L. (Fagaceae)</text:p>
      <text:p text:style-name="P1"/>
      <text:p text:style-name="P1">Project View all 2 results.</text:p>
      <text:p text:style-name="P1">PRJNA806270Fagus japonica overview</text:p>
      <text:p text:style-name="P1"/>
      <text:p text:style-name="P1">Taxon View all 2 results.</text:p>
      <text:p text:style-name="P1">1531991Fagus japonica var. multinervis</text:p>
      <text:p text:style-name="P1"/>
      <text:p text:style-name="P1">Sample View all 7 results.</text:p>
      <text:p text:style-name="P1">SAMN37583775Targeted sequencing of Fagus japonica</text:p>
      <text:p text:style-name="P1"/>
      <text:p text:style-name="P1"/>
      <text:p text:style-name="P1"/>
      <text:p text:style-name="P2"><text:soft-page-break/><text:span text:style-name="T1">0</text:span>Taxon: 1531991</text:p>
      <text:p text:style-name="P1">Fagus japonica var. multinervis [varietas]</text:p>
      <text:p text:style-name="P1">Result<text:tab/>Count<text:tab/>Taxon descendants count</text:p>
      <text:p text:style-name="P1">Sequence<text:tab/>158<text:tab/>158</text:p>
      <text:p text:style-name="P1"/>
      <text:p text:style-name="P2">Taxon: 63422</text:p>
      <text:p text:style-name="P1">Fagus japonica [species]</text:p>
      <text:p text:style-name="P1">Result<text:tab/>Count<text:tab/>Taxon descendants count</text:p>
      <text:p text:style-name="P1">Experiment<text:tab/>7<text:tab/>7</text:p>
      <text:p text:style-name="P1">Sequence<text:tab/>305<text:tab/>463</text:p>
      <text:p text:style-name="P1">Run<text:tab/>7<text:tab/>7</text:p>
      <text:p text:style-name="P1">Sample<text:tab/>7<text:tab/>7</text:p>
      <text:p text:style-name="P1">Project<text:tab/>1<text:tab/>1</text:p>
      <text:p text:style-name="P1"/>
      <text:p text:style-name="P1"/>
      <text:p text:style-name="P1"/>
      <text:p text:style-name="P1"/>
      <text:p text:style-name="P1"/>
      <text:p text:style-name="P2">Search results for Fagus grandifolia</text:p>
      <text:p text:style-name="P1"/>
      <text:p text:style-name="P1">Assembly</text:p>
      <text:p text:style-name="P1">GCA_030864175.1ASM3086417v1 assembly for Neonectria faginata</text:p>
      <text:p text:style-name="P1"/>
      <text:p text:style-name="P1">Sequence View all 1,584 results.</text:p>
      <text:p text:style-name="P1">AF457019Fagus grandifolia subsp. grandifolia clone gr-2701 5.8S ribosomal RNA gene, partial sequence internal transcribed spacer 2, complete sequence and 25S ribosomal RNA gene, partial sequence.</text:p>
      <text:p text:style-name="P1"/>
      <text:p text:style-name="P1">Sequence (Standard) View all 1,584 results.</text:p>
      <text:p text:style-name="P1">AF457019Fagus grandifolia subsp. grandifolia clone gr-2701 5.8S ribosomal RNA gene, partial sequence internal transcribed spacer 2, complete sequence and 25S ribosomal RNA gene, partial sequence.</text:p>
      <text:p text:style-name="P1"/>
      <text:p text:style-name="P1">Genome assembly contig set View all 3 results.</text:p>
      <text:p text:style-name="P1">JAULBG010000000project.</text:p>
      <text:p text:style-name="P1"/>
      <text:p text:style-name="P1">Coding View all 688 results.</text:p>
      <text:p text:style-name="P1">AAB58662Fagus grandifolia (American beech) maturase</text:p>
      <text:p text:style-name="P1"/>
      <text:p text:style-name="P1">Coding (Standard) View all 688 results.</text:p>
      <text:p text:style-name="P1">AAB58662Fagus grandifolia (American beech) maturase</text:p>
      <text:p text:style-name="P1"/>
      <text:p text:style-name="P1">Non-coding View all 587 results.</text:p>
      <text:p text:style-name="P1">AY232921.1:314..475:rRNAFagus grandifolia subsp. grandifolia 5.8S ribosomal RNA</text:p>
      <text:p text:style-name="P1"/>
      <text:p text:style-name="P1">Non-coding (CON) View all 587 results.</text:p>
      <text:p text:style-name="P1">AY232921.1:314..475:rRNAFagus grandifolia subsp. grandifolia 5.8S ribosomal RNA</text:p>
      <text:p text:style-name="P1"/>
      <text:p text:style-name="P1">Non-coding (Standard) View all 587 results.</text:p>
      <text:p text:style-name="P1">AY232921.1:314..475:rRNAFagus grandifolia subsp. grandifolia 5.8S ribosomal RNA</text:p>
      <text:p text:style-name="P1"/>
      <text:p text:style-name="P1">Non-coding (WGS) View all 587 results.</text:p>
      <text:p text:style-name="P1">AY232921.1:314..475:rRNAFagus grandifolia subsp. grandifolia 5.8S ribosomal RNA</text:p>
      <text:p text:style-name="P1"/>
      <text:p text:style-name="P1">Non-coding (TSA) View all 587 results.</text:p>
      <text:p text:style-name="P1">AY232921.1:314..475:rRNAFagus grandifolia subsp. grandifolia 5.8S ribosomal RNA</text:p>
      <text:p text:style-name="P1"/>
      <text:p text:style-name="P1">Non-coding (TLS) View all 587 results.</text:p>
      <text:p text:style-name="P1">AY232921.1:314..475:rRNAFagus grandifolia subsp. grandifolia 5.8S ribosomal RNA</text:p>
      <text:p text:style-name="P1"/>
      <text:p text:style-name="P1">Experiment View all 876 results.</text:p>
      <text:p text:style-name="P1">SRX18774892Illumina HiSeq 4000 paired end sequencing; Illumina HiSeq 4000 sequencing: RNA-Seq of Fagus grandifolia: fresh young leaves or buds</text:p>
      <text:p text:style-name="P1"/>
      <text:p text:style-name="P1"><text:soft-page-break/>Run View all 709 results.</text:p>
      <text:p text:style-name="P1">SRR3550261454 GS FLX sequencing: Fagus grandifolia Bark Transcriptome</text:p>
      <text:p text:style-name="P1"/>
      <text:p text:style-name="P1">Study View all 7 results.</text:p>
      <text:p text:style-name="P1">SRP524027Reference genome assemblies of Fagus grandifolia</text:p>
      <text:p text:style-name="P1"/>
      <text:p text:style-name="P1">Project View all 8 results.</text:p>
      <text:p text:style-name="P1">PRJNA321730Fagus grandifolia Transcriptome or Gene expression</text:p>
      <text:p text:style-name="P1"/>
      <text:p text:style-name="P2">Taxon View all 4 results.</text:p>
      <text:p text:style-name="P1">60423Fagus grandifolia</text:p>
      <text:p text:style-name="P1"/>
      <text:p text:style-name="P1">Sample View all 564 results.</text:p>
      <text:p text:style-name="P1">SAMN14840038Plant sample from Fagus grandifolia</text:p>
      <text:p text:style-name="P1"/>
      <text:p text:style-name="P1"/>
      <text:p text:style-name="P1">Accession</text:p>
      <text:p text:style-name="P1">Description/Title</text:p>
      <text:p text:style-name="P1">60423</text:p>
      <text:p text:style-name="P1">Fagus grandifolia</text:p>
      <text:p text:style-name="P1">167763</text:p>
      <text:p text:style-name="P1">Fagus grandifolia subsp. mexicana</text:p>
      <text:p text:style-name="P1">233498</text:p>
      <text:p text:style-name="P1">Fagus grandifolia var. caroliniana</text:p>
      <text:p text:style-name="P1">197010</text:p>
      <text:p text:style-name="P1">Fagus grandifolia subsp. grandifolia</text:p>
      <text:p text:style-name="P1"/>
      <text:p text:style-name="P2">Taxon: 60423 Fagus grandifolia (American beech) [species]</text:p>
      <text:p text:style-name="P1">Result<text:tab/>Count<text:tab/>Taxon descendants count</text:p>
      <text:p text:style-name="P1">Experiment<text:tab/>425<text:tab/>425</text:p>
      <text:p text:style-name="P1">Sequence<text:tab/>445<text:tab/>647</text:p>
      <text:p text:style-name="P1">Run<text:tab/>425<text:tab/>425</text:p>
      <text:p text:style-name="P1">Sample<text:tab/>433<text:tab/>433</text:p>
      <text:p text:style-name="P1">Project<text:tab/>1<text:tab/>1</text:p>
      <text:p text:style-name="P1"/>
      <text:p text:style-name="P2">Taxon: 167763 Fagus grandifolia subsp. mexicana [subspecies]</text:p>
      <text:p text:style-name="P1">Result<text:tab/>Count<text:tab/>Taxon descendants count</text:p>
      <text:p text:style-name="P1">Sequence<text:tab/>184<text:tab/>184</text:p>
      <text:p text:style-name="P1"/>
      <text:p text:style-name="P2">Taxon: 233498 Fagus grandifolia var. caroliniana [varietas]</text:p>
      <text:p text:style-name="P1">Result<text:tab/>Count<text:tab/>Taxon descendants count</text:p>
      <text:p text:style-name="P1">Sequence<text:tab/>5<text:tab/>5</text:p>
      <text:p text:style-name="P1"/>
      <text:p text:style-name="P1"/>
      <text:p text:style-name="P2">Taxon: 197010 Fagus grandifolia subsp. grandifolia [subspecies]</text:p>
      <text:p text:style-name="P1"/>
      <text:p text:style-name="P1">Result<text:tab/>Count<text:tab/>Taxon descendants count</text:p>
      <text:p text:style-name="P1">Sequence<text:tab/>13<text:tab/>18</text:p>
      <text:p text:style-name="P1"/>
      <text:p text:style-name="P1"/>
      <text:p text:style-name="P1"/>
      <text:p text:style-name="P2">Search results for Fagus sylvatica</text:p>
      <text:p text:style-name="P1">Assembly View all 152 results.</text:p>
      <text:p text:style-name="P1">GCA_907173295.1Bhaga_Chr assembly for Fagus sylvatica</text:p>
      <text:p text:style-name="P1"/>
      <text:p text:style-name="P1">Sequence View all 42,508 results.</text:p>
      <text:p text:style-name="P1">CM052065Fagus sylvatica isolate FS_037 ecotype Galio odorati-Fagetum chromosome 3, whole genome shotgun sequence.</text:p>
      <text:p text:style-name="P1"/>
      <text:p text:style-name="P1">Sequence (CON) View all 15 results.</text:p>
      <text:p text:style-name="P1">CM052065Fagus sylvatica isolate FS_037 ecotype Galio odorati-Fagetum chromosome 3, whole genome shotgun sequence.</text:p>
      <text:p text:style-name="P1"/>
      <text:p text:style-name="P1">Sequence (Standard) View all 42,493 results.</text:p>
      <text:p text:style-name="P1"><text:soft-page-break/>DT317624SSH1P4F06 Fagus sylvatica ozone regulated SSH library Fagus sylvatica cDNA, mRNA sequence.</text:p>
      <text:p text:style-name="P1"/>
      <text:p text:style-name="P1">Genome assembly contig set View all 31 results.</text:p>
      <text:p text:style-name="P1">CAJSFY010000000Fagus sylvatica genome assembly</text:p>
      <text:p text:style-name="P1"/>
      <text:p text:style-name="P1">Transcriptome assembly contig set View all 3 results.</text:p>
      <text:p text:style-name="P1">HBVZ01000000TSA: Fagus sylvatica</text:p>
      <text:p text:style-name="P1"/>
      <text:p text:style-name="P1">Targeted locus study contig set</text:p>
      <text:p text:style-name="P1">KFPU01000000TLS: tree metagenome 16S ribosomal RNA, targeted locus study.</text:p>
      <text:p text:style-name="P1"/>
      <text:p text:style-name="P1">Coding View all 29,644 results.</text:p>
      <text:p text:style-name="P1">SPC99357Fagus sylvatica (European beech) hypothetical protein</text:p>
      <text:p text:style-name="P1"/>
      <text:p text:style-name="P1">Coding (Standard) View all 4,125 results.</text:p>
      <text:p text:style-name="P1">SPP91072Fagus sylvatica (European beech) Ycf2</text:p>
      <text:p text:style-name="P1"/>
      <text:p text:style-name="P1">Coding (WGS) View all 25,519 results.</text:p>
      <text:p text:style-name="P1">SPC99357Fagus sylvatica (European beech) hypothetical protein</text:p>
      <text:p text:style-name="P1"/>
      <text:p text:style-name="P1">Non-coding View all 6,199 results.</text:p>
      <text:p text:style-name="P1">AY232973.1:323..484:rRNAFagus sylvatica subsp. sylvatica 5.8S ribosomal RNA</text:p>
      <text:p text:style-name="P1"/>
      <text:p text:style-name="P1">Non-coding (CON) View all 6,199 results.</text:p>
      <text:p text:style-name="P1">AY232973.1:323..484:rRNAFagus sylvatica subsp. sylvatica 5.8S ribosomal RNA</text:p>
      <text:p text:style-name="P1"/>
      <text:p text:style-name="P1">Non-coding (Standard) View all 6,199 results.</text:p>
      <text:p text:style-name="P1">AY232973.1:323..484:rRNAFagus sylvatica subsp. sylvatica 5.8S ribosomal RNA</text:p>
      <text:p text:style-name="P1"/>
      <text:p text:style-name="P1">Non-coding (WGS) View all 6,199 results.</text:p>
      <text:p text:style-name="P1">AY232973.1:323..484:rRNAFagus sylvatica subsp. sylvatica 5.8S ribosomal RNA</text:p>
      <text:p text:style-name="P1"/>
      <text:p text:style-name="P1">Non-coding (TSA) View all 6,199 results.</text:p>
      <text:p text:style-name="P1">AY232973.1:323..484:rRNAFagus sylvatica subsp. sylvatica 5.8S ribosomal RNA</text:p>
      <text:p text:style-name="P1"/>
      <text:p text:style-name="P1">Non-coding (TLS) View all 6,199 results.</text:p>
      <text:p text:style-name="P1">AY232973.1:323..484:rRNAFagus sylvatica subsp. sylvatica 5.8S ribosomal RNA</text:p>
      <text:p text:style-name="P1"/>
      <text:p text:style-name="P1">Experiment View all 5,652 results.</text:p>
      <text:p text:style-name="P1">SRX10066559Illumina HiSeq 2000 sequencing: Fagus sylvatica GBS data</text:p>
      <text:p text:style-name="P1"/>
      <text:p text:style-name="P1">Run View all 4,587 results.</text:p>
      <text:p text:style-name="P1">SRR12315761MinION sequencing: WGS of Fagus sylvatica</text:p>
      <text:p text:style-name="P1"/>
      <text:p text:style-name="P1">Analysis</text:p>
      <text:p text:style-name="P1">ERZ24849537Genotype-environment associations</text:p>
      <text:p text:style-name="P1"/>
      <text:p text:style-name="P1">Study View all 102 results.</text:p>
      <text:p text:style-name="P1">SRP317948Fagus sylvatica Raw sequence reads</text:p>
      <text:p text:style-name="P1"/>
      <text:p text:style-name="P1">Project View all 120 results.</text:p>
      <text:p text:style-name="P1">PRJNA726010Fagus sylvatica Raw sequence reads</text:p>
      <text:p text:style-name="P1"/>
      <text:p text:style-name="P2">Taxon View all 6 results.</text:p>
      <text:p text:style-name="P1">28<text:span text:style-name="T1">28930</text:span>930Fagus sylvatica</text:p>
      <text:p text:style-name="P1"/>
      <text:p text:style-name="P1">Sample View all 4,731 results.</text:p>
      <text:p text:style-name="P1">SAMEA104449890Fagus sylvatica</text:p>
      <text:p text:style-name="P1"/>
      <text:p text:style-name="P1"/>
      <text:p text:style-name="P1">Accession</text:p>
      <text:p text:style-name="P1">Description/Title</text:p>
      <text:p text:style-name="P1">28930</text:p>
      <text:p text:style-name="P1"><text:soft-page-break/>Fagus sylvatica</text:p>
      <text:p text:style-name="P1">196624</text:p>
      <text:p text:style-name="P1">Fagus sylvatica subsp. sylvatica</text:p>
      <text:p text:style-name="P1">196626</text:p>
      <text:p text:style-name="P1">Fagus orientalis</text:p>
      <text:p text:style-name="P1">212141</text:p>
      <text:p text:style-name="P1">Fagus taurica</text:p>
      <text:p text:style-name="P1">133897</text:p>
      <text:p text:style-name="P1">Fagus sylvatica var. atropunicea</text:p>
      <text:p text:style-name="P1">197746</text:p>
      <text:p text:style-name="P1">uncultured Fagus sylvatica from ectomycorrhiza</text:p>
      <text:p text:style-name="P1"/>
      <text:p text:style-name="P2">Taxon: 28930 Fagus sylvatica (European beech) [species]</text:p>
      <text:p text:style-name="P1"/>
      <text:p text:style-name="P1">Experiment<text:tab/>3513<text:tab/>3513</text:p>
      <text:p text:style-name="P1">Assembly<text:tab/>7<text:tab/>7</text:p>
      <text:p text:style-name="P1">Genome assembly contig set<text:tab/>5<text:tab/>5</text:p>
      <text:p text:style-name="P1">Analysis<text:tab/>1<text:tab/>1</text:p>
      <text:p text:style-name="P1">Sequence<text:tab/>32034<text:tab/>32110</text:p>
      <text:p text:style-name="P1">Run<text:tab/>3513<text:tab/>3513</text:p>
      <text:p text:style-name="P1">Sample<text:tab/>4706<text:tab/>4706</text:p>
      <text:p text:style-name="P1">Project<text:tab/>22<text:tab/>22</text:p>
      <text:p text:style-name="P1">Transcriptome assembly contig set<text:tab/>2<text:tab/>2</text:p>
      <text:p text:style-name="P1"/>
      <text:p text:style-name="P1"/>
      <text:p text:style-name="P2">Taxon: 196624 Fagus sylvatica subsp. sylvatica [subspecies]</text:p>
      <text:p text:style-name="P1"/>
      <text:p text:style-name="P1">Result<text:tab/>Count<text:tab/>Taxon descendants count</text:p>
      <text:p text:style-name="P1">Sequence<text:tab/>66<text:tab/>76</text:p>
      <text:p text:style-name="P1"/>
      <text:p text:style-name="P1"/>
      <text:p text:style-name="P2">Taxon: 133897 Fagus sylvatica var. atropunicea [varietas]</text:p>
      <text:p text:style-name="P1"/>
      <text:p text:style-name="P1">Result<text:tab/>Count<text:tab/>Taxon descendants count</text:p>
      <text:p text:style-name="P1">Sequence<text:tab/>10<text:tab/>10</text:p>
      <text:p text:style-name="P1"/>
      <text:p text:style-name="P1"/>
      <text:p text:style-name="P2">Taxon: 197746 uncultured Fagus sylvatica from ectomycorrhiza [species]</text:p>
      <text:p text:style-name="P1"/>
      <text:p text:style-name="P1">Result<text:tab/>Count<text:tab/>Taxon descendants count</text:p>
      <text:p text:style-name="P1">Sequence<text:tab/>1<text:tab/>1</text:p>
      <text:p text:style-name="P1"/>
      <text:p text:style-name="P1"/>
      <text:p text:style-name="P1"/>
      <text:p text:style-name="P2">Search results for Fagus crenata</text:p>
      <text:p text:style-name="P1"/>
      <text:p text:style-name="P1">Assembly View all 5 results.</text:p>
      <text:p text:style-name="P1">GCA_014362285.1Fagus_crenata_1.0 assembly for Fagus crenata</text:p>
      <text:p text:style-name="P1"/>
      <text:p text:style-name="P1">Sequence View all 7,396 results.</text:p>
      <text:p text:style-name="P1">OR818324Fagus crenata chloroplast, complete genome.</text:p>
      <text:p text:style-name="P1"/>
      <text:p text:style-name="P1">Sequence (Standard) View all 7,396 results.</text:p>
      <text:p text:style-name="P1">OR818324Fagus crenata chloroplast, complete genome.</text:p>
      <text:p text:style-name="P1"/>
      <text:p text:style-name="P1">Genome assembly contig set View all 3 results.</text:p>
      <text:p text:style-name="P1">BKZX01000000Fagus crenata isolate MieU_EA384, whole genome shotgun sequencing project.</text:p>
      <text:p text:style-name="P1"/>
      <text:p text:style-name="P1">Transcriptome assembly contig set</text:p>
      <text:p text:style-name="P1">GHGX01000000Fagus crenata, TSA project GHGX01000000 data</text:p>
      <text:p text:style-name="P1"/>
      <text:p text:style-name="P1">Coding View all 1,846 results.</text:p>
      <text:p text:style-name="P1">BAB83992Fagus crenata (Japanese beech) maturase</text:p>
      <text:p text:style-name="P1"><text:soft-page-break/></text:p>
      <text:p text:style-name="P1">Coding (Standard) View all 1,846 results.</text:p>
      <text:p text:style-name="P1">BAB83992Fagus crenata (Japanese beech) maturase</text:p>
      <text:p text:style-name="P1"/>
      <text:p text:style-name="P1">Non-coding View all 1,035 results.</text:p>
      <text:p text:style-name="P1">AB046518.1:521..570:tRNAFagus crenata (Japanese beech) tRNA</text:p>
      <text:p text:style-name="P1"/>
      <text:p text:style-name="P1">Non-coding (CON) View all 1,035 results.</text:p>
      <text:p text:style-name="P1">AB046518.1:521..570:tRNAFagus crenata (Japanese beech) tRNA</text:p>
      <text:p text:style-name="P1"/>
      <text:p text:style-name="P1">Non-coding (Standard) View all 1,035 results.</text:p>
      <text:p text:style-name="P1">AB046518.1:521..570:tRNAFagus crenata (Japanese beech) tRNA</text:p>
      <text:p text:style-name="P1"/>
      <text:p text:style-name="P1">Non-coding (WGS) View all 1,035 results.</text:p>
      <text:p text:style-name="P1">AB046518.1:521..570:tRNAFagus crenata (Japanese beech) tRNA</text:p>
      <text:p text:style-name="P1"/>
      <text:p text:style-name="P1">Non-coding (TSA) View all 1,035 results.</text:p>
      <text:p text:style-name="P1">AB046518.1:521..570:tRNAFagus crenata (Japanese beech) tRNA</text:p>
      <text:p text:style-name="P1"/>
      <text:p text:style-name="P1">Non-coding (TLS) View all 1,035 results.</text:p>
      <text:p text:style-name="P1">AB046518.1:521..570:tRNAFagus crenata (Japanese beech) tRNA</text:p>
      <text:p text:style-name="P1"/>
      <text:p text:style-name="P1">Experiment View all 29 results.</text:p>
      <text:p text:style-name="P1">SRX5566348Illumina HiSeq 2000 paired end sequencing; Illumina HiSeq 2000 sequencing: WGS reads of Fagus crenata: GEN-3</text:p>
      <text:p text:style-name="P1"/>
      <text:p text:style-name="P1">Run View all 15 results.</text:p>
      <text:p text:style-name="P1">SRR18591291Illumina NovaSeq 6000 sequencing: resequence of Fagus crenata</text:p>
      <text:p text:style-name="P1"/>
      <text:p text:style-name="P1">Study View all 9 results.</text:p>
      <text:p text:style-name="P1">DRP006429Whole genome sequencing of Fagus crenata</text:p>
      <text:p text:style-name="P1"/>
      <text:p text:style-name="P1">Project View all 19 results.</text:p>
      <text:p text:style-name="P1">PRJDB8757Whole genome sequencing of Fagus crenata</text:p>
      <text:p text:style-name="P1"/>
      <text:p text:style-name="P1">Taxon</text:p>
      <text:p text:style-name="P1">28929Fagus crenata</text:p>
      <text:p text:style-name="P1"/>
      <text:p text:style-name="P1">Sample View all 32 results.</text:p>
      <text:p text:style-name="P1">SAMN08826786Plant sample from Fagus</text:p>
      <text:p text:style-name="P1"/>
      <text:p text:style-name="P1">Taxon: 28929 Fagus crenata (Japanese beech) [species]</text:p>
      <text:p text:style-name="P1"/>
      <text:p text:style-name="P1">Result<text:tab/>Count<text:tab/>Taxon descendants count</text:p>
      <text:p text:style-name="P1">Experiment<text:tab/>29<text:tab/>29</text:p>
      <text:p text:style-name="P1">Assembly<text:tab/>1<text:tab/>1</text:p>
      <text:p text:style-name="P1">Genome assembly contig set<text:tab/>3<text:tab/>3</text:p>
      <text:p text:style-name="P1">Sequence<text:tab/>6275<text:tab/>6275</text:p>
      <text:p text:style-name="P1">Run<text:tab/>29<text:tab/>29</text:p>
      <text:p text:style-name="P1">Sample<text:tab/>32<text:tab/>32</text:p>
      <text:p text:style-name="P1">Project<text:tab/>12<text:tab/>12</text:p>
      <text:p text:style-name="P1">Transcriptome assembly contig set<text:tab/>1<text:tab/>1</text:p>
      <text:p text:style-name="P1"/>
      <text:p text:style-name="P1"/>
      <text:p text:style-name="P2">Search results for Fagus</text:p>
      <text:p text:style-name="P1"/>
      <text:p text:style-name="P1">Assembly View all 160 results.</text:p>
      <text:p text:style-name="P1">GCA_014362285.1Fagus_crenata_1.0 assembly for Fagus crenata</text:p>
      <text:p text:style-name="P1"/>
      <text:p text:style-name="P1">Sequence View all 60,730 results.</text:p>
      <text:p text:style-name="P1">OR936134Fagus taurica chloroplast, complete genome.</text:p>
      <text:p text:style-name="P1"/>
      <text:p text:style-name="P1">Sequence (CON) View all 15 results.</text:p>
      <text:p text:style-name="P1"><text:soft-page-break/>CM052065Fagus sylvatica isolate FS_037 ecotype Galio odorati-Fagetum chromosome 3, whole genome shotgun sequence.</text:p>
      <text:p text:style-name="P1"/>
      <text:p text:style-name="P1">Sequence (Standard) View all 60,715 results.</text:p>
      <text:p text:style-name="P1">OR936134Fagus taurica chloroplast, complete genome.</text:p>
      <text:p text:style-name="P1"/>
      <text:p text:style-name="P1">Genome assembly contig set View all 41 results.</text:p>
      <text:p text:style-name="P1">CAJSFY010000000Fagus sylvatica genome assembly</text:p>
      <text:p text:style-name="P1"/>
      <text:p text:style-name="P1">Transcriptome assembly contig set View all 4 results.</text:p>
      <text:p text:style-name="P1">HBVZ01000000TSA: Fagus sylvatica</text:p>
      <text:p text:style-name="P1"/>
      <text:p text:style-name="P1">Targeted locus study contig set</text:p>
      <text:p text:style-name="P1">KFPU01000000TLS: tree metagenome 16S ribosomal RNA, targeted locus study.</text:p>
      <text:p text:style-name="P1"/>
      <text:p text:style-name="P1">Coding View all 42,900 results.</text:p>
      <text:p text:style-name="P1">SPC99357Fagus sylvatica (European beech) hypothetical protein</text:p>
      <text:p text:style-name="P1"/>
      <text:p text:style-name="P1">Coding (CON) View all 3,391 results.</text:p>
      <text:p text:style-name="P1">MBF4577837Frondihabitans sp. VKM Ac-2883 hypothetical protein</text:p>
      <text:p text:style-name="P1"/>
      <text:p text:style-name="P1">Coding (Standard) View all 11,191 results.</text:p>
      <text:p text:style-name="P1">QNU40081Fagus japonica CcsA</text:p>
      <text:p text:style-name="P1"/>
      <text:p text:style-name="P1">Coding (WGS) View all 28,312 results.</text:p>
      <text:p text:style-name="P1">SPC99357Fagus sylvatica (European beech) hypothetical protein</text:p>
      <text:p text:style-name="P1"/>
      <text:p text:style-name="P1">Coding (TLS) View all 6 results.</text:p>
      <text:p text:style-name="P1">MDT6253632Fagus longipetiolata partial maturase K</text:p>
      <text:p text:style-name="P1"/>
      <text:p text:style-name="P1">Non-coding View all 10,248 results.</text:p>
      <text:p text:style-name="P1">OR972973.1:38142..38234:tRNAFagus japonica tRNA-Ser</text:p>
      <text:p text:style-name="P1"/>
      <text:p text:style-name="P1">Non-coding (CON) View all 10,248 results.</text:p>
      <text:p text:style-name="P1">OR972973.1:38142..38234:tRNAFagus japonica tRNA-Ser</text:p>
      <text:p text:style-name="P1"/>
      <text:p text:style-name="P1">Non-coding (Standard) View all 10,248 results.</text:p>
      <text:p text:style-name="P1">OR972973.1:38142..38234:tRNAFagus japonica tRNA-Ser</text:p>
      <text:p text:style-name="P1"/>
      <text:p text:style-name="P1">Non-coding (WGS) View all 10,248 results.</text:p>
      <text:p text:style-name="P1">OR972973.1:38142..38234:tRNAFagus japonica tRNA-Ser</text:p>
      <text:p text:style-name="P1"/>
      <text:p text:style-name="P1">Non-coding (TSA) View all 10,248 results.</text:p>
      <text:p text:style-name="P1">OR972973.1:38142..38234:tRNAFagus japonica tRNA-Ser</text:p>
      <text:p text:style-name="P5">z</text:p>
      <text:p text:style-name="P1">Non-coding (TLS) View all 10,248 results.</text:p>
      <text:p text:style-name="P1">OR972973.1:38142..38234:tRNAFagus japonica tRNA-Ser</text:p>
      <text:p text:style-name="P1"/>
      <text:p text:style-name="P1">Experiment View all 7,346 results.</text:p>
      <text:p text:style-name="P1">SRX105747454 GS FLX Titanium sequencing: Fagus Young leaves</text:p>
      <text:p text:style-name="P1"/>
      <text:p text:style-name="P1">Run View all 5,845 results.</text:p>
      <text:p text:style-name="P1">SRR364434454 GS FLX Titanium sequencing: Fagus quiescent buds</text:p>
      <text:p text:style-name="P1"/>
      <text:p text:style-name="P1">Analysis</text:p>
      <text:p text:style-name="P1">ERZ24849537Genotype-environment associations</text:p>
      <text:p text:style-name="P1"/>
      <text:p text:style-name="P1">Study View all 124 results.</text:p>
      <text:p text:style-name="P1">SRP009330Fagus sylvatica Transcriptome or Gene expression</text:p>
      <text:p text:style-name="P1"/>
      <text:p text:style-name="P1">Project View all 156 results.</text:p>
      <text:p text:style-name="P1">PRJNA726010Fagus sylvatica Raw sequence reads</text:p>
      <text:p text:style-name="P1"/>
      <text:p text:style-name="P1">Taxon View all 50 results.</text:p>
      <text:p text:style-name="P1"><text:soft-page-break/>21024Fagus</text:p>
      <text:p text:style-name="P1"/>
      <text:p text:style-name="P1">Sample View all 6,067 results.</text:p>
      <text:p text:style-name="P1">SAMN00754201Fagus SB</text:p>
      <text:p text:style-name="P1"/>
      <text:p text:style-name="P1"/>
      <text:p text:style-name="P1"/>
      <text:p text:style-name="P1">Accession</text:p>
      <text:p text:style-name="P1">Description/Title</text:p>
      <text:p text:style-name="P5">21024</text:p>
      <text:p text:style-name="P1">Fagus</text:p>
      <text:p text:style-name="P1">28930</text:p>
      <text:p text:style-name="P1">Fagus sylvatica</text:p>
      <text:p text:style-name="P1">167764</text:p>
      <text:p text:style-name="P1">Fagus longipetiolata</text:p>
      <text:p text:style-name="P1">3141493</text:p>
      <text:p text:style-name="P1">Fagus sinensis</text:p>
      <text:p text:style-name="P1">60423</text:p>
      <text:p text:style-name="P1">Fagus grandifolia</text:p>
      <text:p text:style-name="P1">167762</text:p>
      <text:p text:style-name="P1">Fagus lucida</text:p>
      <text:p text:style-name="P1">167760</text:p>
      <text:p text:style-name="P1">Fagus engleriana</text:p>
      <text:p text:style-name="P1">212141</text:p>
      <text:p text:style-name="P1">Fagus taurica</text:p>
      <text:p text:style-name="P1">196626</text:p>
      <text:p text:style-name="P1">Fagus orientalis</text:p>
      <text:p text:style-name="P1">1531991</text:p>
      <text:p text:style-name="P1">Fagus japonica var. multinervis</text:p>
      <text:p text:style-name="P1">224754</text:p>
      <text:p text:style-name="P1">Fagus hayatae subsp. pashanica</text:p>
      <text:p text:style-name="P1">167763</text:p>
      <text:p text:style-name="P1">Fagus grandifolia subsp. mexicana</text:p>
      <text:p text:style-name="P1">233498</text:p>
      <text:p text:style-name="P1">Fagus grandifolia var. caroliniana</text:p>
      <text:p text:style-name="P1">63422</text:p>
      <text:p text:style-name="P1">Fagus japonica</text:p>
      <text:p text:style-name="P1">28929</text:p>
      <text:p text:style-name="P1">Fagus crenata</text:p>
      <text:p text:style-name="P1">3141492</text:p>
      <text:p text:style-name="P1">Fagus chienii</text:p>
      <text:p text:style-name="P1">133895</text:p>
      <text:p text:style-name="P1">Fagus hayatae</text:p>
      <text:p text:style-name="P1">224889</text:p>
      <text:p text:style-name="P1">unclassified Fagus</text:p>
      <text:p text:style-name="P1">2909990</text:p>
      <text:p text:style-name="P1">Fagus sp.</text:p>
      <text:p text:style-name="P1">1875633</text:p>
      <text:p text:style-name="P1">Limnephilus fagus</text:p>
      <text:p text:style-name="P1">224890</text:p>
      <text:p text:style-name="P1">fossil Fagus pollen</text:p>
      <text:p text:style-name="P1">133897</text:p>
      <text:p text:style-name="P1">Fagus sylvatica var. atropunicea</text:p>
      <text:p text:style-name="P1">2893428</text:p>
      <text:p text:style-name="P1">Fagus hayatae var. zhejiangensis</text:p>
      <text:p text:style-name="P1">196624</text:p>
      <text:p text:style-name="P1">Fagus sylvatica subsp. sylvatica</text:p>
      <text:p text:style-name="P1">197010</text:p>
      <text:p text:style-name="P1">Fagus grandifolia subsp. grandifolia</text:p>
      <text:p text:style-name="P1">391067</text:p>
      <text:p text:style-name="P1">Fagus sp. AW-2006</text:p>
      <text:p text:style-name="P1">3097628</text:p>
      <text:p text:style-name="P1">Fagus sp. SP-2023a</text:p>
      <text:p text:style-name="P1">197746</text:p>
      <text:p text:style-name="P1"><text:soft-page-break/>uncultured Fagus sylvatica from ectomycorrhiza</text:p>
      <text:p text:style-name="P1">28933</text:p>
      <text:p text:style-name="P1">Nothofagus antarctica</text:p>
      <text:p text:style-name="P1">28935</text:p>
      <text:p text:style-name="P1">Nothofagus betuloides</text:p>
      <text:p text:style-name="P1">28947</text:p>
      <text:p text:style-name="P1">Nothofagus nitida</text:p>
      <text:p text:style-name="P1">167378</text:p>
      <text:p text:style-name="P1">Castanea pumila</text:p>
      <text:p text:style-name="P1">701256</text:p>
      <text:p text:style-name="P1">Nothofagus nervosa</text:p>
      <text:p text:style-name="P1">2990772</text:p>
      <text:p text:style-name="P1">Castanopsis argentea</text:p>
      <text:p text:style-name="P1">3015412</text:p>
      <text:p text:style-name="P1">Castanopsis philipensis</text:p>
      <text:p text:style-name="P1">2033716</text:p>
      <text:p text:style-name="P1">Nothofagus procera</text:p>
      <text:p text:style-name="P1">28950</text:p>
      <text:p text:style-name="P1">Nothofagus pumilio</text:p>
      <text:p text:style-name="P1">28940</text:p>
      <text:p text:style-name="P1">Nothofagus dombeyi</text:p>
      <text:p text:style-name="P1">28942</text:p>
      <text:p text:style-name="P1">Nothofagus glauca</text:p>
      <text:p text:style-name="P1">28946</text:p>
      <text:p text:style-name="P1">Nothofagus moorei</text:p>
      <text:p text:style-name="P1">28948</text:p>
      <text:p text:style-name="P1">Nothofagus obliqua</text:p>
      <text:p text:style-name="P1">28938</text:p>
      <text:p text:style-name="P1">Nothofagus cunninghamii</text:p>
      <text:p text:style-name="P1">28941</text:p>
      <text:p text:style-name="P1">Nothofagus fusca</text:p>
      <text:p text:style-name="P1">28944</text:p>
      <text:p text:style-name="P1">Nothofagus gunnii</text:p>
      <text:p text:style-name="P1">28952</text:p>
      <text:p text:style-name="P1">Nothofagus solandri</text:p>
      <text:p text:style-name="P1">28945</text:p>
      <text:p text:style-name="P1">Nothofagus menziesii</text:p>
      <text:p text:style-name="P1">1434890</text:p>
      <text:p text:style-name="P1">Eucryphia glutinosa</text:p>
      <text:p text:style-name="P1">63425</text:p>
      <text:p text:style-name="P1">Nothofagus cliffortioides</text:p>
      <text:p text:style-name="P1">28932</text:p>
      <text:p text:style-name="P1">Nothofagus alpina</text:p>
      <text:p text:style-name="P1">28953</text:p>
      <text:p text:style-name="P1">Nothofagus truncat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9T03:39:49.976314953</meta:creation-date>
    <dc:date>2025-07-29T03:40:26.655702086</dc:date>
    <meta:editing-duration>PT37S</meta:editing-duration>
    <meta:editing-cycles>1</meta:editing-cycles>
    <meta:document-statistic meta:table-count="0" meta:image-count="0" meta:object-count="0" meta:page-count="17" meta:paragraph-count="697" meta:word-count="3016" meta:character-count="24237" meta:non-whitespace-character-count="21918"/>
    <meta:generator>LibreOffice/25.2.3.2$Linux_X86_64 LibreOffice_project/bbb074479178df812d175f709636b368952c2ce3</meta:generator>
  </office:meta>
</office:document-meta>
</file>